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 style:writing-mode="rl-tb"/>
    </style:style>
    <style:style style:name="P5" style:family="paragraph" style:parent-style-name="Heading_20_2">
      <style:paragraph-properties fo:text-align="end" style:justify-single-word="false" style:writing-mode="rl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מחנות נושא</text:p>
      <text:p text:style-name="P2"/>
      <text:h text:style-name="P5" text:outline-level="2">הכל בתדר <draw:frame draw:style-name="fr1" draw:name="graphics1" text:anchor-type="as-char" svg:width="0.7862in" svg:height="0.3929in" draw:z-index="2"><draw:image xlink:href="http://midburn.com/wp-includes/images/smilies/icon_smile.gif" xlink:type="simple" xlink:show="embed" xlink:actuate="onLoad"/></draw:frame> <draw:frame draw:style-name="fr1" draw:name="graphics2" text:anchor-type="as-char" svg:width="0.3862in" svg:height="0.2047in" draw:z-index="3"><draw:image xlink:href="http://midburn.com/wp-content/uploads/2014/03/Open_Neon_Sign.png" xlink:type="simple" xlink:show="embed" xlink:actuate="onLoad"/></draw:frame></text:h>
      <text:p text:style-name="P4">שלום חברים,<text:line-break/>אתם כאן על הכדור הזה והכל בתדר!<text:line-break/>תבואו, קבלו חיבוק ותרגישו בבית…<text:line-break/>המוסיקה היא החיים שלנו והיא תלווה אותנו 24/7:<text:line-break/>* אלקטרונית משובחת לרוממות הרוח<text:line-break/>* צלילי אדמה לקירקוע בגוף<text:line-break/>* ובמה פתוחה לחברים שרוצים לתת בלב <draw:frame draw:style-name="fr1" draw:name="graphics3" text:anchor-type="as-char" svg:width="0.7862in" svg:height="0.3929in" draw:z-index="0"><draw:image xlink:href="http://midburn.com/wp-includes/images/smilies/icon_smile.gif" xlink:type="simple" xlink:show="embed" xlink:actuate="onLoad"/><svg:title>:)</svg:title></draw:frame> </text:p>
      <text:p text:style-name="P4"><text:span text:style-name="Emphasis">איש קשר: ג’ון מרקוביץ’ </text:span><text:span text:style-name="Emphasis"><draw:a xlink:type="simple" xlink:href="https://www.facebook.com/djon.markovich"><draw:frame draw:style-name="fr2" draw:name="graphics4" text:anchor-type="as-char" svg:width="0.2799in" svg:height="0.2799in" draw:z-index="1"><draw:image xlink:href="http://midburn.com/wp-content/uploads/2014/01/facebook.png" xlink:type="simple" xlink:show="embed" xlink:actuate="onLoad"/><svg:title>facebook</svg:title></draw:frame></draw:a></text:span></text:p>
      <text:p text:style-name="P4"><text:span text:style-name="Emphasis"/></text:p>
      <text:p text:style-name="P4"><text:span text:style-name="Emphasis"/></text:p>
      <text:p text:style-name="P4"><text:span text:style-name="Emphasis"/></text:p>
      <text:h text:style-name="P5" text:outline-level="2"><text:span text:style-name="Emphasis">מחנה משחקים </text:span><text:span text:style-name="Emphasis"><draw:frame draw:style-name="fr1" draw:name="graphics5" text:anchor-type="as-char" svg:width="0.3862in" svg:height="0.2047in" draw:z-index="6"><draw:image xlink:href="http://midburn.com/wp-content/uploads/2014/03/Open_Neon_Sign.png" xlink:type="simple" xlink:show="embed" xlink:actuate="onLoad"/></draw:frame></text:span></text:h>
      <text:p text:style-name="P4">בואו ליהנות במקום שאין בו גיל.</text:p>
      <text:p text:style-name="P4">זה המקום לשחק וליהנות, במשחקים מוכרים / משחקים שהכנו במיוחד לפסטיבל / משחקים שיכינו את עצמם תוך כדי הפסטיבל.</text:p>
      <text:p text:style-name="P4">לאורך הפסטיבל נערוך טורנירים מגניבים, ונעורר השראה לגבי כל מה שכיף.</text:p>
      <text:p text:style-name="P4"><text:span text:style-name="Emphasis">איש קשר: מתן קנובלר  </text:span><text:span text:style-name="Emphasis"><draw:a xlink:type="simple" xlink:href="https://www.facebook.com/matan.knobler"><draw:frame draw:style-name="fr2" draw:name="graphics6" text:anchor-type="as-char" svg:width="0.2799in" svg:height="0.2799in" draw:z-index="4"><draw:image xlink:href="http://midburn.com/wp-content/uploads/2014/01/facebook.png" xlink:type="simple" xlink:show="embed" xlink:actuate="onLoad"/><svg:title>facebook</svg:title></draw:frame></draw:a></text:span><text:span text:style-name="Emphasis"> </text:span><text:span text:style-name="Emphasis"><draw:a xlink:type="simple" xlink:href="mailto:theshumai@gmail.com"><draw:frame draw:style-name="fr2" draw:name="graphics7" text:anchor-type="as-char" svg:width="0.248in" svg:height="0.248in" draw:z-index="5"><draw:image xlink:href="http://midburn.com/wp-content/uploads/2014/03/email.png" xlink:type="simple" xlink:show="embed" xlink:actuate="onLoad"/><svg:title>email</svg:title></draw:frame></draw:a></text:span></text:p>
      <text:p text:style-name="P4"><text:span text:style-name="Emphasis"/></text:p>
      <text:h text:style-name="P5" text:outline-level="2"><text:span text:style-name="Emphasis">קומקום תלתא </text:span><text:span text:style-name="Emphasis"><draw:frame draw:style-name="fr1" draw:name="graphics8" text:anchor-type="as-char" svg:width="0.3862in" svg:height="0.2047in" draw:z-index="8"><draw:image xlink:href="http://midburn.com/wp-content/uploads/2014/03/Open_Neon_Sign.png" xlink:type="simple" xlink:show="embed" xlink:actuate="onLoad"/></draw:frame></text:span></text:h>
      <text:p text:style-name="P4">קהילה המונה כ- 50 חברים מכל הארץ שבראשותנו המון ציוד הצללה, הגברה, תאורה, תפאורה מיוחדת, ומלאי ענק של תחפושות!</text:p>
      <text:p text:style-name="P4">אוהבים מאוד עשייה ויצירה משותפות.</text:p>
      <text:p text:style-name="P4">כל החאפלות שלנו לשם הנאה בלבד וללא התעסקות בכסף.</text:p>
      <text:p text:style-name="P4">מוסיקה מעולה מכל הסוגים, דיג’יי, ג’אמים, ג’אגלינג, בועות סבון ועוד ועוד.</text:p>
      <text:p text:style-name="P4"><text:span text:style-name="Emphasis">איש קשר: הלל קטלב 052-3745010 </text:span> <draw:a xlink:type="simple" xlink:href="mailto:kktalav@yahoo.com"><draw:frame draw:style-name="fr2" draw:name="graphics9" text:anchor-type="as-char" svg:width="0.248in" svg:height="0.248in" draw:z-index="7"><draw:image xlink:href="http://midburn.com/wp-content/uploads/2014/03/email.png" xlink:type="simple" xlink:show="embed" xlink:actuate="onLoad"/><svg:title>email</svg:title></draw:frame></draw:a></text:p>
      <text:p text:style-name="P4"><text:span text:style-name="Emphasis"/></text:p>
      <text:p text:style-name="P1"><text:soft-page-break/></text:p>
      <text:p text:style-name="P1"/>
      <text:p text:style-name="P1"/>
      <text:p text:style-name="P1"/>
      <text:h text:style-name="P5" text:outline-level="2">Camp PP and more</text:h>
      <text:p text:style-name="P3">מחנה PP and more הוא מחנה אינטראקטיבי מתוחכם שמבקר בצורה נוקבת את החברה ואת הנורמות החברתיות על פיהם היא נוהגת.</text:p>
      <text:p text:style-name="P3">סתם, אנחנו ממש אוהבים בדיחות פלוצים!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20:49:00</meta:creation-date>
    <dc:date>2014-05-12T21:33:28</dc:date>
    <meta:editing-duration>PT15M20S</meta:editing-duration>
    <meta:editing-cycles>2</meta:editing-cycles>
    <meta:generator>OpenOffice.org/3.4.1$Unix OpenOffice.org_project/341m1$Build-9593</meta:generator>
    <meta:document-statistic meta:table-count="0" meta:image-count="9" meta:object-count="0" meta:page-count="2" meta:paragraph-count="18" meta:word-count="197" meta:character-count="977"/>
  </office:meta>
</office:document-meta>
</file>